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13d6d" officeooo:paragraph-rsid="00113d6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ini Enterprise HomeLab – Preparazione</text:span><text:line-break/><text:span text:style-name="Strong_20_Emphasis">Data:</text:span></text:p>
      <text:p text:style-name="Text_20_body"><text:span text:style-name="Strong_20_Emphasis">Scopo del progetto</text:span><text:line-break/>Creare un laboratorio virtuale (“Mini Enterprise HomeLab”) che simuli una piccola infrastruttura aziendale.<text:line-break/>Il progetto servirà per imparare a gestire Active Directory, Linux server, DNS, DHCP, Office 365/Azure AD, automazione con PowerShell/Ansible, e per documentare ogni fase come in un ambiente reale di lavoro IT.</text:p>
      <text:p text:style-name="Horizontal_20_Line"/>
      <text:p text:style-name="Text_20_body"><text:span text:style-name="Strong_20_Emphasis">Step completati finora</text:span></text:p>
      <text:list text:style-name="L1">
        <text:list-item>
          <text:p text:style-name="P1"><text:span text:style-name="Strong_20_Emphasis">Verifica supporto virtualizzazione</text:span></text:p>
          <text:list>
            <text:list-item>
              <text:p text:style-name="P1">Controllato da Task Manager → CPU.</text:p>
            </text:list-item>
            <text:list-item>
              <text:p text:style-name="P1">Risultato: Virtualizzazione = Abilitata.</text:p>
            </text:list-item>
            <text:list-item>
              <text:p text:style-name="P1">Screenshot salvato in <text:span text:style-name="Source_20_Text">Screenshots\01_Virtualization_Enabled.png</text:span>.</text:p>
            </text:list-item>
          </text:list>
        </text:list-item>
        <text:list-item>
          <text:p text:style-name="P1"><text:span text:style-name="Strong_20_Emphasis">Scelta hypervisor</text:span></text:p>
          <text:list>
            <text:list-item>
              <text:p text:style-name="P2">VirtualBox</text:p>
            </text:list-item>
          </text:list>
        </text:list-item>
        <text:list-item>
          <text:p text:style-name="P1"><text:span text:style-name="Strong_20_Emphasis">Creazione struttura cartelle progetto</text:span></text:p>
          <text:list>
            <text:list-item>
              <text:p text:style-name="P1">Cartella principale: <text:span text:style-name="Source_20_Text">Mini Enterprise HomeLab\</text:span>.</text:p>
            </text:list-item>
            <text:list-item>
              <text:p text:style-name="P1">Sottocartelle create:</text:p>
              <text:list>
                <text:list-item>
                  <text:p text:style-name="P1"><text:span text:style-name="Source_20_Text">ISO\</text:span></text:p>
                </text:list-item>
                <text:list-item>
                  <text:p text:style-name="P1"><text:span text:style-name="Source_20_Text">Docs\</text:span></text:p>
                </text:list-item>
                <text:list-item>
                  <text:p text:style-name="P1"><text:span text:style-name="Source_20_Text">Screenshots\</text:span></text:p>
                </text:list-item>
                <text:list-item>
                  <text:p text:style-name="P1"><text:span text:style-name="Source_20_Text">Configs\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8:36:34.524264800</meta:creation-date>
    <dc:date>2025-09-28T18:46:39.112159400</dc:date>
    <meta:editing-duration>PT7M39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6" meta:word-count="104" meta:character-count="751" meta:non-whitespace-character-count="675"/>
  </office:meta>
</office:document-meta>
</file>